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text-align="start"/>
      <style:text-properties fo:font-size="32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Database design considerations</text:p>
              </text:list-item>
              <text:list-item>
                <text:p text:style-name="P1">Basic Definitions</text:p>
              </text:list-item>
              <text:list-item>
                <text:p text:style-name="P1">Member/Contact Identification (MCID)</text:p>
              </text:list-item>
              <text:list-item>
                <text:p text:style-name="P1">User Levels</text:p>
              </text:list-item>
              <text:list-item>
                <text:p text:style-name="P1">Overview of menu 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base design objectives</text:p>
                <text:list>
                  <text:list-item>
                    <text:p>Organization of the organization's supporters</text:p>
                  </text:list-item>
                  <text:list-item>
                    <text:p>Basic designations and definitions</text:p>
                    <text:list>
                      <text:list-item>
                        <text:p>Members</text:p>
                      </text:list-item>
                      <text:list-item>
                        <text:p>Volunteers</text:p>
                      </text:list-item>
                      <text:list-item>
                        <text:p>Donors</text:p>
                      </text:list-item>
                      <text:list-item>
                        <text:p>Contacts</text:p>
                      </text:list-item>
                    </text:list>
                  </text:list-item>
                </text:list>
              </text:list-item>
              <text:list-item>
                <text:p>Member/Contact IDentifier (MCID)</text:p>
                <text:list>
                  <text:list-item>
                    <text:p>Used to uniquely identify all members of the support community.</text:p>
                  </text:list-item>
                  <text:list-item>
                    <text:p>Uses 3 letters and 2 numbers</text:p>
                    <text:list>
                      <text:list-item>
                        <text:p>Usually first 3 letters of member/Contact last name or business acronym</text:p>
                      </text:list-item>
                      <text:list-item>
                        <text:p>First 2 digits of street addr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s have 3 different authorization levels</text:p>
                <text:list>
                  <text:list-item>
                    <text:p>User</text:p>
                  </text:list-item>
                  <text:list-item>
                    <text:p>EDI User</text:p>
                  </text:list-item>
                  <text:list-item>
                    <text:p>Administrator</text:p>
                  </text:list-item>
                </text:list>
              </text:list-item>
              <text:list-item>
                <text:p>Main menu changes depending on authorization lev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Database design considerations</text:p>
              </text:list-item>
              <text:list-item>
                <text:p text:style-name="P2">Basic Definitions</text:p>
              </text:list-item>
              <text:list-item>
                <text:p text:style-name="P2">Member/Contact Identification (MCID)</text:p>
              </text:list-item>
              <text:list-item>
                <text:p text:style-name="P2">User Levels</text:p>
              </text:list-item>
              <text:list-item>
                <text:p text:style-name="P2">Overview of menu 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4-06-05T11:28:01.161019087</meta:creation-date>
    <dc:date>2014-06-07T17:53:53.152678847</dc:date>
    <dc:creator>Dave Klinzman</dc:creator>
    <meta:editing-duration>PT58M3S</meta:editing-duration>
    <meta:editing-cycles>6</meta:editing-cycles>
    <meta:generator>LibreOffice/4.2.3.3$Linux_X86_64 LibreOffice_project/420m0$Build-3</meta:generator>
    <meta:document-statistic meta:object-count="37"/>
  </office:meta>
</office:document-meta>
</file>